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8f1f2" draw:textarea-horizontal-align="justify" draw:textarea-vertical-align="middle" draw:auto-grow-height="false" fo:min-height="7.65cm" fo:min-width="13.6cm"/>
    </style:style>
    <style:style style:name="gr2" style:family="graphic" style:parent-style-name="standard">
      <style:graphic-properties draw:fill-color="#ffe5ca" draw:textarea-horizontal-align="justify" draw:textarea-vertical-align="middle" draw:auto-grow-height="false" fo:min-height="2.85cm" fo:min-width="3.2cm"/>
    </style:style>
    <style:style style:name="gr3" style:family="graphic" style:parent-style-name="standard">
      <style:graphic-properties draw:fill-color="#d8f1f2" draw:textarea-horizontal-align="justify" draw:textarea-vertical-align="middle" draw:auto-grow-height="false" fo:min-height="5.55cm" fo:min-width="6.2cm"/>
    </style:style>
    <style:style style:name="gr4" style:family="graphic" style:parent-style-name="standard">
      <style:graphic-properties draw:fill-color="#ffe5ca" draw:textarea-horizontal-align="justify" draw:textarea-vertical-align="middle" draw:auto-grow-height="false" fo:min-height="2.75cm" fo:min-width="3.2cm"/>
    </style:style>
    <style:style style:name="gr5" style:family="graphic" style:parent-style-name="standard">
      <style:graphic-properties draw:fill-color="#e0efd4" draw:textarea-horizontal-align="justify" draw:textarea-vertical-align="middle" draw:auto-grow-height="false" fo:min-height="2.95cm" fo:min-width="5cm"/>
    </style:style>
    <style:style style:name="gr6" style:family="graphic" style:parent-style-name="standard">
      <style:graphic-properties draw:fill-color="#e0efd4" draw:textarea-horizontal-align="justify" draw:textarea-vertical-align="middle" draw:auto-grow-height="false" fo:min-height="2.75cm" fo:min-width="5cm"/>
    </style:style>
    <style:style style:name="gr7" style:family="graphic" style:parent-style-name="standard">
      <style:graphic-properties draw:fill-color="#e0efd4" draw:textarea-horizontal-align="justify" draw:textarea-vertical-align="middle" draw:auto-grow-height="false" fo:min-height="2.85cm" fo:min-width="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ffe5ca" draw:textarea-horizontal-align="justify" draw:textarea-vertical-align="middle" draw:auto-grow-height="false" fo:min-height="2.95cm" fo:min-width="3.2cm"/>
    </style:style>
    <style:style style:name="gr12" style:family="graphic" style:parent-style-name="standard">
      <style:graphic-properties draw:fill-color="#fffbcc" draw:textarea-horizontal-align="justify" draw:textarea-vertical-align="middle" draw:auto-grow-height="false" fo:min-height="0.388cm" fo:min-width="0.138cm"/>
    </style:style>
    <style:style style:name="P1" style:family="paragraph">
      <loext:graphic-properties draw:fill-color="#d8f1f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e5ca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e0efd4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1cm" svg:height="7.9cm" svg:x="12.3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1cm" svg:height="7.9cm" svg:x="12.3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cm" svg:height="3.1cm" svg:x="22.2cm" svg:y="11.5cm">
          <text:p text:style-name="P2"><text:span text:style-name="T1">Provider</text:span></text:p>
          <text:p text:style-name="P2"><text:span text:style-name="T1">databa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7cm" svg:height="5.8cm" svg:x="3.1cm" svg:y="7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7cm" svg:height="3cm" svg:x="22.2cm" svg:y="6.4cm">
          <text:p text:style-name="P2"><text:span text:style-name="T1">Pseudonymisation</text:span></text:p>
          <text:p text:style-name="P2"><text:span text:style-name="T1">hash</text:span></text:p>
          <text:p text:style-name="P2"><text:span text:style-name="T1">databas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3.2cm" svg:x="12.9cm" svg:y="2.6cm">
          <text:p text:style-name="P2"><text:span text:style-name="T1">\Pseudo\Auth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3cm" svg:x="12.9cm" svg:y="6.4cm">
          <text:p text:style-name="P2"><text:span text:style-name="T1">\Pseudo\Admi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5cm" svg:height="3.1cm" svg:x="12.9cm" svg:y="15.2cm">
          <text:p text:style-name="P2"><text:span text:style-name="T1">\Your\Class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5cm" svg:height="3.1cm" svg:x="12.9cm" svg:y="11.5cm">
          <text:p text:style-name="P2"><text:span text:style-name="T1">\Pseudo\Provid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3.2cm" svg:x="3.7cm" svg:y="8.9cm">
          <text:p text:style-name="P2"><text:span text:style-name="T1">\Your\ClientApp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4.9cm" svg:y1="8.9cm" svg:x2="12.9cm" svg:y2="3.2cm">
          <text:p/>
        </draw:line>
        <draw:line draw:style-name="gr8" draw:text-style-name="P5" draw:layer="layout" svg:x1="12.9cm" svg:y1="5.1cm" svg:x2="7.6cm" svg:y2="8.9cm">
          <text:p/>
        </draw:line>
        <draw:frame draw:style-name="gr9" draw:text-style-name="P7" draw:layer="layout" svg:width="3cm" svg:height="0.725cm" svg:x="6.2cm" svg:y="5.475cm">
          <draw:text-box>
            <text:p text:style-name="P6"><text:span text:style-name="T1">Pseudo auth</text:span></text:p>
          </draw:text-box>
        </draw:frame>
        <draw:frame draw:style-name="gr9" draw:text-style-name="P7" draw:layer="layout" svg:width="3.5cm" svg:height="0.725cm" svg:x="9.3cm" svg:y="5.515cm">
          <draw:text-box>
            <text:p><text:span text:style-name="T1">Pseudo token</text:span></text:p>
          </draw:text-box>
        </draw:frame>
        <draw:line draw:style-name="gr8" draw:text-style-name="P5" draw:layer="layout" svg:x1="7.7cm" svg:y1="12.1cm" svg:x2="12.9cm" svg:y2="15.7cm">
          <text:p/>
        </draw:line>
        <draw:line draw:style-name="gr8" draw:text-style-name="P5" draw:layer="layout" svg:x1="12.9cm" svg:y1="17.7cm" svg:x2="4.7cm" svg:y2="12.1cm">
          <text:p/>
        </draw:line>
        <draw:frame draw:style-name="gr10" draw:text-style-name="P7" draw:layer="layout" svg:width="3.106cm" svg:height="1.673cm" svg:x="9.4cm" svg:y="14cm">
          <draw:text-box>
            <text:p><text:span text:style-name="T1">Your auth</text:span></text:p>
            <text:p><text:span text:style-name="T1">Pseudo token</text:span></text:p>
            <text:p><text:span text:style-name="T1">Data request</text:span></text:p>
          </draw:text-box>
        </draw:frame>
        <draw:frame draw:style-name="gr10" draw:text-style-name="P7" draw:layer="layout" svg:width="3.834cm" svg:height="0.725cm" svg:x="4.766cm" svg:y="14.414cm">
          <draw:text-box>
            <text:p><text:span text:style-name="T1">Recombined data</text:span></text:p>
          </draw:text-box>
        </draw:frame>
        <draw:custom-shape draw:style-name="gr11" draw:text-style-name="P3" draw:layer="layout" svg:width="3.7cm" svg:height="3.2cm" svg:x="22.2cm" svg:y="2.6cm">
          <text:p text:style-name="P2"><text:span text:style-name="T1">API access</text:span></text:p>
          <text:p text:style-name="P2"><text:span text:style-name="T1">databas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cm" svg:height="3.1cm" svg:x="22.2cm" svg:y="15.2cm">
          <text:p text:style-name="P2"><text:span text:style-name="T1">API access</text:span></text:p>
          <text:p text:style-name="P2"><text:span text:style-name="T1">database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9cm" svg:height="0.9cm" svg:x="10.6cm" svg:y="3.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9cm" svg:height="0.9cm" svg:x="19.901cm" svg:y="8.401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9cm" svg:height="0.9cm" svg:x="19.901cm" svg:y="6.401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9cm" svg:height="0.9cm" svg:x="19.901cm" svg:y="4.90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9cm" svg:height="0.9cm" svg:x="19.901cm" svg:y="2.60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9cm" svg:height="0.9cm" svg:x="10.601cm" svg:y="6.80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9cm" svg:height="0.9cm" svg:x="10.601cm" svg:y="13.101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9cm" svg:height="0.9cm" svg:x="10.601cm" svg:y="16.901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8.4cm" svg:y1="3.8cm" svg:x2="22.2cm" svg:y2="3.8cm">
          <text:p/>
        </draw:line>
        <draw:line draw:style-name="gr8" draw:text-style-name="P5" draw:layer="layout" svg:x1="22.2cm" svg:y1="4.6cm" svg:x2="18.4cm" svg:y2="4.6cm">
          <text:p/>
        </draw:line>
        <draw:line draw:style-name="gr8" draw:text-style-name="P5" draw:layer="layout" svg:x1="18.4cm" svg:y1="7.6cm" svg:x2="22.2cm" svg:y2="7.6cm">
          <text:p/>
        </draw:line>
        <draw:line draw:style-name="gr8" draw:text-style-name="P5" draw:layer="layout" svg:x1="22.201cm" svg:y1="8.1cm" svg:x2="18.401cm" svg:y2="8.1cm">
          <text:p/>
        </draw:line>
        <draw:line draw:style-name="gr8" draw:text-style-name="P5" draw:layer="layout" svg:x1="13.3cm" svg:y1="15.2cm" svg:x2="13.3cm" svg:y2="14.6cm">
          <text:p/>
        </draw:line>
        <draw:line draw:style-name="gr8" draw:text-style-name="P5" draw:layer="layout" svg:x1="13.3cm" svg:y1="11.501cm" svg:x2="13.3cm" svg:y2="9.4cm">
          <text:p/>
        </draw:line>
        <draw:line draw:style-name="gr8" draw:text-style-name="P5" draw:layer="layout" svg:x1="18cm" svg:y1="9.4cm" svg:x2="18cm" svg:y2="11.5cm">
          <text:p/>
        </draw:line>
        <draw:line draw:style-name="gr8" draw:text-style-name="P5" draw:layer="layout" svg:x1="18cm" svg:y1="14.6cm" svg:x2="18cm" svg:y2="15.3cm">
          <text:p/>
        </draw:line>
        <draw:line draw:style-name="gr8" draw:text-style-name="P5" draw:layer="layout" svg:x1="18.4cm" svg:y1="16.8cm" svg:x2="22.2cm" svg:y2="16.8cm">
          <text:p/>
        </draw:line>
        <draw:line draw:style-name="gr8" draw:text-style-name="P5" draw:layer="layout" svg:x1="22.2cm" svg:y1="17.3cm" svg:x2="18.4cm" svg:y2="17.3cm">
          <text:p/>
        </draw:line>
        <draw:line draw:style-name="gr8" draw:text-style-name="P5" draw:layer="layout" svg:x1="18.4cm" svg:y1="15.5cm" svg:x2="22.2cm" svg:y2="12.7cm">
          <text:p/>
        </draw:line>
        <draw:line draw:style-name="gr8" draw:text-style-name="P5" draw:layer="layout" svg:x1="22.2cm" svg:y1="13.3cm" svg:x2="18.4cm" svg:y2="16.1cm">
          <text:p/>
        </draw:line>
        <draw:frame draw:style-name="gr10" draw:text-style-name="P7" draw:layer="layout" svg:width="2.31cm" svg:height="0.725cm" svg:x="19.2cm" svg:y="16.2cm">
          <draw:text-box>
            <text:p><text:span text:style-name="T1">Y</text:span><text:span text:style-name="T1">o</text:span><text:span text:style-name="T1">u</text:span><text:span text:style-name="T1">r </text:span><text:span text:style-name="T1">a</text:span><text:span text:style-name="T1">u</text:span><text:span text:style-name="T1">t</text:span><text:span text:style-name="T1">h</text:span></text:p>
          </draw:text-box>
        </draw:frame>
        <draw:frame draw:style-name="gr10" draw:text-style-name="P7" draw:layer="layout" svg:width="2.936cm" svg:height="0.725cm" svg:x="18.7cm" svg:y="12.701cm">
          <draw:text-box>
            <text:p><text:span text:style-name="T1">Data request</text:span></text:p>
          </draw:text-box>
        </draw:frame>
        <draw:frame draw:style-name="gr10" draw:text-style-name="P7" draw:layer="layout" svg:width="7.267cm" svg:height="0.725cm" svg:x="10.3cm" svg:y="10.102cm">
          <draw:text-box>
            <text:p><text:span text:style-name="T1">Pseudo token, pseudonymised data</text:span></text:p>
          </draw:text-box>
        </draw:frame>
        <draw:frame draw:style-name="gr10" draw:text-style-name="P7" draw:layer="layout" svg:width="3.152cm" svg:height="0.725cm" svg:x="18cm" svg:y="10.102cm">
          <draw:text-box>
            <text:p><text:span text:style-name="T1">Decoded data</text:span></text:p>
          </draw:text-box>
        </draw:frame>
        <draw:frame draw:style-name="gr10" draw:text-style-name="P9" draw:layer="layout" svg:width="6.137cm" svg:height="0.962cm" svg:x="1.2cm" svg:y="1.3cm">
          <draw:text-box>
            <text:p>Pseudo architecture</text:p>
          </draw:text-box>
        </draw:frame>
        <draw:frame draw:style-name="gr10" draw:text-style-name="P10" draw:layer="layout" svg:width="7.953cm" svg:height="1.115cm" svg:x="1.3cm" svg:y="2.3cm">
          <draw:text-box>
            <text:p><text:span text:style-name="T2">With a single request token, pseudo auth is</text:span></text:p>
            <text:p><text:span text:style-name="T2">never revealed to the provider.</text:span></text:p>
          </draw:text-box>
        </draw:frame>
        <draw:frame draw:style-name="gr10" draw:text-style-name="P10" draw:layer="layout" svg:width="8.274cm" svg:height="0.683cm" svg:x="1.3cm" svg:y="3.501cm">
          <draw:text-box>
            <text:p><text:span text:style-name="T2">Pseudo hash map is never revealed to client.</text:span></text:p>
          </draw:text-box>
        </draw:frame>
        <draw:frame draw:style-name="gr10" draw:text-style-name="P7" draw:layer="layout" svg:width="1.586cm" svg:height="0.725cm" svg:x="1.5cm" svg:y="10cm">
          <draw:text-box>
            <text:p text:style-name="P6"><text:span text:style-name="T1">Client</text:span></text:p>
          </draw:text-box>
        </draw:frame>
        <draw:frame draw:style-name="gr10" draw:text-style-name="P7" draw:layer="layout" svg:width="2.034cm" svg:height="1.199cm" svg:x="26.6cm" svg:y="5.5cm">
          <draw:text-box>
            <text:p><text:span text:style-name="T1">Pseudo</text:span></text:p>
            <text:p><text:span text:style-name="T1">provider</text:span></text:p>
          </draw:text-box>
        </draw:frame>
        <draw:frame draw:style-name="gr10" draw:text-style-name="P7" draw:layer="layout" svg:width="2.034cm" svg:height="1.199cm" svg:x="26.6cm" svg:y="14.3cm">
          <draw:text-box>
            <text:p><text:span text:style-name="T1">Data</text:span></text:p>
            <text:p><text:span text:style-name="T1">provider</text:span></text:p>
          </draw:text-box>
        </draw:frame>
        <draw:frame draw:style-name="gr10" draw:text-style-name="P10" draw:layer="layout" svg:width="7.584cm" svg:height="1.115cm" svg:x="1.3cm" svg:y="4.302cm">
          <draw:text-box>
            <text:p><text:span text:style-name="T2">Data context is never revealed to pseudo</text:span></text:p>
            <text:p><text:span text:style-name="T2">provider.</text:span></text:p>
          </draw:text-box>
        </draw:frame>
        <draw:frame draw:style-name="gr10" draw:text-style-name="P10" draw:layer="layout" svg:width="7.601cm" svg:height="1.979cm" svg:x="1.3cm" svg:y="16.903cm">
          <draw:text-box>
            <text:p><text:span text:style-name="T2">Hpapi HTTPS </text:span><text:span text:style-name="T2">POST API PHP </text:span><text:span text:style-name="T2">framework</text:span></text:p>
            <text:p><text:span text:style-name="T2">provides user </text:span><text:span text:style-name="T2">group, </text:span><text:span text:style-name="T2">class/method and</text:span></text:p>
            <text:p><text:span text:style-name="T2">database/routine </text:span><text:span text:style-name="T2">access control for </text:span><text:span text:style-name="T2">both</text:span></text:p>
            <text:p><text:span text:style-name="T2">data provider and </text:span><text:span text:style-name="T2">pseudo provide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4T14:44:29.097519499</meta:creation-date>
    <dc:date>2019-12-14T17:05:01.510294991</dc:date>
    <meta:editing-duration>PT56M37S</meta:editing-duration>
    <meta:editing-cycles>1</meta:editing-cycles>
    <meta:document-statistic meta:object-count="52"/>
    <meta:generator>LibreOffice/6.0.7.3$Linux_X86_64 LibreOffice_project/00m0$Build-3</meta:generator>
  </office:meta>
</office:document-meta>
</file>